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td_Coefficients_S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Coefficient_sig</text:p>
          </table:table-cell>
          <table:table-cell office:value-type="string" calcext:value-type="string">
            <text:p>Coefficient_sig_per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100</text:p>
          </table:table-cell>
          <table:table-cell office:value-type="string" calcext:value-type="string">
            <text:p>T-statistics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severe drought</text:p>
          </table:table-cell>
          <table:table-cell office:value-type="float" office:value="0.068" calcext:value-type="float">
            <text:p>0.068</text:p>
          </table:table-cell>
          <table:table-cell table:style-name="ce1" table:formula="of:=100*(EXP([.C2])-1)" office:value-type="float" office:value="7.03653084787743" calcext:value-type="float">
            <text:p>7.0365308479</text:p>
          </table:table-cell>
          <table:table-cell office:value-type="float" office:value="0.012" calcext:value-type="float">
            <text:p>0.012</text:p>
          </table:table-cell>
          <table:table-cell table:formula="of:=100*(EXP([.E2])-1)" office:value-type="float" office:value="1.20722888660778" calcext:value-type="float">
            <text:p>1.2072288866</text:p>
          </table:table-cell>
          <table:table-cell table:formula="of:=[.D2]/[.F2]" office:value-type="float" office:value="5.82866341746472" calcext:value-type="float">
            <text:p>5.8286634175</text:p>
          </table:table-cell>
          <table:table-cell office:value-type="string" calcext:value-type="string">
            <text:p>Formel; 100(exp(beta)-1)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oderate drought</text:p>
          </table:table-cell>
          <table:table-cell office:value-type="float" office:value="0.044" calcext:value-type="float">
            <text:p>0.044</text:p>
          </table:table-cell>
          <table:table-cell table:style-name="ce1" table:formula="of:=100*(EXP([.C3])-1)" office:value-type="float" office:value="4.49823548884438" calcext:value-type="float">
            <text:p>4.4982354888</text:p>
          </table:table-cell>
          <table:table-cell office:value-type="float" office:value="0.011" calcext:value-type="float">
            <text:p>0.011</text:p>
          </table:table-cell>
          <table:table-cell table:formula="of:=100*(EXP([.E3])-1)" office:value-type="float" office:value="1.10607224447195" calcext:value-type="float">
            <text:p>1.1060722445</text:p>
          </table:table-cell>
          <table:table-cell table:formula="of:=[.D3]/[.F3]" office:value-type="float" office:value="4.0668550461565" calcext:value-type="float">
            <text:p>4.0668550462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abnormally dry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abnormal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abundant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severe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severe drough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moderate drough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abnormally dry</text:p>
          </table:table-cell>
          <table:table-cell office:value-type="float" office:value="0.023" calcext:value-type="float">
            <text:p>0.023</text:p>
          </table:table-cell>
          <table:table-cell table:formula="of:=100*(EXP([.C10])-1)" office:value-type="float" office:value="2.32665395472176" calcext:value-type="float">
            <text:p>2.3266539547</text:p>
          </table:table-cell>
          <table:table-cell office:value-type="float" office:value="0.007" calcext:value-type="float">
            <text:p>0.007</text:p>
          </table:table-cell>
          <table:table-cell table:formula="of:=100*(EXP([.E10])-1)" office:value-type="float" office:value="0.702455726684859" calcext:value-type="float">
            <text:p>0.7024557267</text:p>
          </table:table-cell>
          <table:table-cell table:formula="of:=[.D10]/[.F10]" office:value-type="float" office:value="3.31217166625159" calcext:value-type="float">
            <text:p>3.3121716663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abnormally wet</text:p>
          </table:table-cell>
          <table:table-cell office:value-type="float" office:value="-0.034" calcext:value-type="float">
            <text:p>-0.034</text:p>
          </table:table-cell>
          <table:table-cell table:formula="of:=100*(EXP([.C11])-1)" office:value-type="float" office:value="-3.34284953624934" calcext:value-type="float">
            <text:p>-3.3428495362</text:p>
          </table:table-cell>
          <table:table-cell office:value-type="float" office:value="0.011" calcext:value-type="float">
            <text:p>0.011</text:p>
          </table:table-cell>
          <table:table-cell table:formula="of:=100*(EXP([.E11])-1)" office:value-type="float" office:value="1.10607224447195" calcext:value-type="float">
            <text:p>1.1060722445</text:p>
          </table:table-cell>
          <table:table-cell table:formula="of:=[.D11]/[.F11]" office:value-type="float" office:value="-3.02227051890744" calcext:value-type="float">
            <text:p>-3.0222705189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abundantly wet</text:p>
          </table:table-cell>
          <table:table-cell office:value-type="float" office:value="-0.052" calcext:value-type="float">
            <text:p>-0.052</text:p>
          </table:table-cell>
          <table:table-cell table:formula="of:=100*(EXP([.C12])-1)" office:value-type="float" office:value="-5.06711331571105" calcext:value-type="float">
            <text:p>-5.0671133157</text:p>
          </table:table-cell>
          <table:table-cell office:value-type="float" office:value="0.025" calcext:value-type="float">
            <text:p>0.025</text:p>
          </table:table-cell>
          <table:table-cell table:formula="of:=100*(EXP([.E12])-1)" office:value-type="float" office:value="2.53151205244289" calcext:value-type="float">
            <text:p>2.5315120524</text:p>
          </table:table-cell>
          <table:table-cell table:formula="of:=[.D12]/[.F12]" office:value-type="float" office:value="-2.00161532346699" calcext:value-type="float">
            <text:p>-2.0016153235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severely wet</text:p>
          </table:table-cell>
          <table:table-cell office:value-type="float" office:value="-0.202" calcext:value-type="float">
            <text:p>-0.202</text:p>
          </table:table-cell>
          <table:table-cell table:formula="of:=100*(EXP([.C13])-1)" office:value-type="float" office:value="-18.2905072057763" calcext:value-type="float">
            <text:p>-18.2905072058</text:p>
          </table:table-cell>
          <table:table-cell office:value-type="float" office:value="0.047" calcext:value-type="float">
            <text:p>0.047</text:p>
          </table:table-cell>
          <table:table-cell table:formula="of:=100*(EXP([.E13])-1)" office:value-type="float" office:value="4.81220090796557" calcext:value-type="float">
            <text:p>4.812200908</text:p>
          </table:table-cell>
          <table:table-cell table:formula="of:=[.D13]/[.F13]" office:value-type="float" office:value="-3.80086109362149" calcext:value-type="float">
            <text:p>-3.8008610936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severe drought</text:p>
          </table:table-cell>
          <table:table-cell office:value-type="float" office:value="-0.044" calcext:value-type="float">
            <text:p>-0.044</text:p>
          </table:table-cell>
          <table:table-cell table:formula="of:=100*(EXP([.C14])-1)" office:value-type="float" office:value="-4.30460425269533" calcext:value-type="float">
            <text:p>-4.3046042527</text:p>
          </table:table-cell>
          <table:table-cell office:value-type="float" office:value="0.019" calcext:value-type="float">
            <text:p>0.019</text:p>
          </table:table-cell>
          <table:table-cell table:formula="of:=100*(EXP([.E14])-1)" office:value-type="float" office:value="1.91816486174081" calcext:value-type="float">
            <text:p>1.9181648617</text:p>
          </table:table-cell>
          <table:table-cell table:formula="of:=[.D14]/[.F14]" office:value-type="float" office:value="-2.24412632018956" calcext:value-type="float">
            <text:p>-2.2441263202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moderate drough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abnormally dry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abnormal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abundant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severely wet</text:p>
          </table:table-cell>
          <table:table-cell office:value-type="float" office:value="-0.041" calcext:value-type="float">
            <text:p>-0.041</text:p>
          </table:table-cell>
          <table:table-cell table:formula="of:=100*(EXP([.C19])-1)" office:value-type="float" office:value="-4.01708700522011" calcext:value-type="float">
            <text:p>-4.0170870052</text:p>
          </table:table-cell>
          <table:table-cell office:value-type="float" office:value="0.016" calcext:value-type="float">
            <text:p>0.016</text:p>
          </table:table-cell>
          <table:table-cell table:formula="of:=100*(EXP([.E19])-1)" office:value-type="float" office:value="1.61286854060949" calcext:value-type="float">
            <text:p>1.6128685406</text:p>
          </table:table-cell>
          <table:table-cell table:formula="of:=[.D19]/[.F19]" office:value-type="float" office:value="-2.490647504168" calcext:value-type="float">
            <text:p>-2.4906475042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severe drought</text:p>
          </table:table-cell>
          <table:table-cell office:value-type="float" office:value="-0.11" calcext:value-type="float">
            <text:p>-0.11</text:p>
          </table:table-cell>
          <table:table-cell table:formula="of:=100*(EXP([.C20])-1)" office:value-type="float" office:value="-10.4165864703472" calcext:value-type="float">
            <text:p>-10.4165864703</text:p>
          </table:table-cell>
          <table:table-cell office:value-type="float" office:value="0.035" calcext:value-type="float">
            <text:p>0.035</text:p>
          </table:table-cell>
          <table:table-cell table:formula="of:=100*(EXP([.E20])-1)" office:value-type="float" office:value="3.56197087996233" calcext:value-type="float">
            <text:p>3.56197088</text:p>
          </table:table-cell>
          <table:table-cell table:formula="of:=[.D20]/[.F20]" office:value-type="float" office:value="-2.92438844150723" calcext:value-type="float">
            <text:p>-2.9243884415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moderate drought</text:p>
          </table:table-cell>
          <table:table-cell office:value-type="float" office:value="-0.055" calcext:value-type="float">
            <text:p>-0.055</text:p>
          </table:table-cell>
          <table:table-cell table:formula="of:=100*(EXP([.C21])-1)" office:value-type="float" office:value="-5.35148520465162" calcext:value-type="float">
            <text:p>-5.3514852047</text:p>
          </table:table-cell>
          <table:table-cell office:value-type="float" office:value="0.017" calcext:value-type="float">
            <text:p>0.017</text:p>
          </table:table-cell>
          <table:table-cell table:formula="of:=100*(EXP([.E21])-1)" office:value-type="float" office:value="1.71453223252407" calcext:value-type="float">
            <text:p>1.7145322325</text:p>
          </table:table-cell>
          <table:table-cell table:formula="of:=[.D21]/[.F21]" office:value-type="float" office:value="-3.12125085964314" calcext:value-type="float">
            <text:p>-3.1212508596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bnormally dry</text:p>
          </table:table-cell>
          <table:table-cell office:value-type="float" office:value="-0.024" calcext:value-type="float">
            <text:p>-0.024</text:p>
          </table:table-cell>
          <table:table-cell table:formula="of:=100*(EXP([.C22])-1)" office:value-type="float" office:value="-2.37142902420907" calcext:value-type="float">
            <text:p>-2.3714290242</text:p>
          </table:table-cell>
          <table:table-cell office:value-type="float" office:value="0.011" calcext:value-type="float">
            <text:p>0.011</text:p>
          </table:table-cell>
          <table:table-cell table:formula="of:=100*(EXP([.E22])-1)" office:value-type="float" office:value="1.10607224447195" calcext:value-type="float">
            <text:p>1.1060722445</text:p>
          </table:table-cell>
          <table:table-cell table:formula="of:=[.D22]/[.F22]" office:value-type="float" office:value="-2.14400916039732" calcext:value-type="float">
            <text:p>-2.1440091604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bnormally wet</text:p>
          </table:table-cell>
          <table:table-cell office:value-type="float" office:value="0.026" calcext:value-type="float">
            <text:p>0.026</text:p>
          </table:table-cell>
          <table:table-cell table:formula="of:=100*(EXP([.C23])-1)" office:value-type="float" office:value="2.6340948473442" calcext:value-type="float">
            <text:p>2.6340948473</text:p>
          </table:table-cell>
          <table:table-cell office:value-type="float" office:value="0.008" calcext:value-type="float">
            <text:p>0.008</text:p>
          </table:table-cell>
          <table:table-cell table:formula="of:=100*(EXP([.E23])-1)" office:value-type="float" office:value="0.803208550427348" calcext:value-type="float">
            <text:p>0.8032085504</text:p>
          </table:table-cell>
          <table:table-cell table:formula="of:=[.D23]/[.F23]" office:value-type="float" office:value="3.2794656455571" calcext:value-type="float">
            <text:p>3.2794656456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bundantly wet</text:p>
          </table:table-cell>
          <table:table-cell office:value-type="float" office:value="0.027" calcext:value-type="float">
            <text:p>0.027</text:p>
          </table:table-cell>
          <table:table-cell table:formula="of:=100*(EXP([.C24])-1)" office:value-type="float" office:value="2.73678027634894" calcext:value-type="float">
            <text:p>2.7367802763</text:p>
          </table:table-cell>
          <table:table-cell office:value-type="float" office:value="0.008" calcext:value-type="float">
            <text:p>0.008</text:p>
          </table:table-cell>
          <table:table-cell table:formula="of:=100*(EXP([.E24])-1)" office:value-type="float" office:value="0.803208550427348" calcext:value-type="float">
            <text:p>0.8032085504</text:p>
          </table:table-cell>
          <table:table-cell table:formula="of:=[.D24]/[.F24]" office:value-type="float" office:value="3.40730968923679" calcext:value-type="float">
            <text:p>3.4073096892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severely wet</text:p>
          </table:table-cell>
          <table:table-cell office:value-type="float" office:value="0.037" calcext:value-type="float">
            <text:p>0.037</text:p>
          </table:table-cell>
          <table:table-cell table:formula="of:=100*(EXP([.C25])-1)" office:value-type="float" office:value="3.76930208381572" calcext:value-type="float">
            <text:p>3.7693020838</text:p>
          </table:table-cell>
          <table:table-cell office:value-type="float" office:value="0.013" calcext:value-type="float">
            <text:p>0.013</text:p>
          </table:table-cell>
          <table:table-cell table:formula="of:=100*(EXP([.E25])-1)" office:value-type="float" office:value="1.30848673598092" calcext:value-type="float">
            <text:p>1.308486736</text:p>
          </table:table-cell>
          <table:table-cell table:formula="of:=[.D25]/[.F25]" office:value-type="float" office:value="2.88065746496851" calcext:value-type="float">
            <text:p>2.880657465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severe drought</text:p>
          </table:table-cell>
          <table:table-cell office:value-type="float" office:value="-0.126" calcext:value-type="float">
            <text:p>-0.126</text:p>
          </table:table-cell>
          <table:table-cell table:formula="of:=100*(EXP([.C26])-1)" office:value-type="float" office:value="-11.8385153216584" calcext:value-type="float">
            <text:p>-11.8385153217</text:p>
          </table:table-cell>
          <table:table-cell office:value-type="float" office:value="0.028" calcext:value-type="float">
            <text:p>0.028</text:p>
          </table:table-cell>
          <table:table-cell table:formula="of:=100*(EXP([.E26])-1)" office:value-type="float" office:value="2.8395684421425" calcext:value-type="float">
            <text:p>2.8395684421</text:p>
          </table:table-cell>
          <table:table-cell table:formula="of:=[.D26]/[.F26]" office:value-type="float" office:value="-4.16912483811309" calcext:value-type="float">
            <text:p>-4.1691248381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moderate drought</text:p>
          </table:table-cell>
          <table:table-cell office:value-type="float" office:value="-0.041" calcext:value-type="float">
            <text:p>-0.041</text:p>
          </table:table-cell>
          <table:table-cell table:formula="of:=100*(EXP([.C27])-1)" office:value-type="float" office:value="-4.01708700522011" calcext:value-type="float">
            <text:p>-4.0170870052</text:p>
          </table:table-cell>
          <table:table-cell office:value-type="float" office:value="0.023" calcext:value-type="float">
            <text:p>0.023</text:p>
          </table:table-cell>
          <table:table-cell table:formula="of:=100*(EXP([.E27])-1)" office:value-type="float" office:value="2.32665395472176" calcext:value-type="float">
            <text:p>2.3266539547</text:p>
          </table:table-cell>
          <table:table-cell table:formula="of:=[.D27]/[.F27]" office:value-type="float" office:value="-1.72655112594967" calcext:value-type="float">
            <text:p>-1.7265511259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abnormally dry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abnormal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abundant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severe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severe drought</text:p>
          </table:table-cell>
          <table:table-cell office:value-type="float" office:value="-0.149" calcext:value-type="float">
            <text:p>-0.149</text:p>
          </table:table-cell>
          <table:table-cell table:formula="of:=100*(EXP([.C32])-1)" office:value-type="float" office:value="-13.8430885101042" calcext:value-type="float">
            <text:p>-13.8430885101</text:p>
          </table:table-cell>
          <table:table-cell office:value-type="float" office:value="0.037" calcext:value-type="float">
            <text:p>0.037</text:p>
          </table:table-cell>
          <table:table-cell table:formula="of:=100*(EXP([.E32])-1)" office:value-type="float" office:value="3.76930208381572" calcext:value-type="float">
            <text:p>3.7693020838</text:p>
          </table:table-cell>
          <table:table-cell table:formula="of:=[.D32]/[.F32]" office:value-type="float" office:value="-3.6725866492745" calcext:value-type="float">
            <text:p>-3.6725866493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moderate drough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abnormally dry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abnormal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abundant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severely wet</text:p>
          </table:table-cell>
          <table:table-cell table:number-columns-repeated="5" office:value-type="string" calcext:value-type="string">
            <text:p>NA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723073" calcext:value-type="float">
            <text:p>0.00723073</text:p>
          </table:table-cell>
          <table:table-cell table:formula="of:=100*(EXP([.C38])-1)" office:value-type="float" office:value="0.725693485015566" calcext:value-type="float">
            <text:p>0.725693485</text:p>
          </table:table-cell>
          <table:table-cell office:value-type="float" office:value="-0.039" calcext:value-type="float">
            <text:p>-0.039</text:p>
          </table:table-cell>
          <table:table-cell table:style-name="ce2" table:formula="of:=100*(EXP([.E38])-1)" office:value-type="float" office:value="-3.82492908536333" calcext:value-type="float">
            <text:p>-3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29" calcext:value-type="float">
            <text:p>0.029</text:p>
          </table:table-cell>
          <table:table-cell table:formula="of:=100*(EXP([.C39])-1)" office:value-type="float" office:value="2.94245944751308" calcext:value-type="float">
            <text:p>2.9424594475</text:p>
          </table:table-cell>
          <table:table-cell office:value-type="float" office:value="-0.042" calcext:value-type="float">
            <text:p>-0.042</text:p>
          </table:table-cell>
          <table:table-cell table:style-name="ce2" table:formula="of:=100*(EXP([.E39])-1)" office:value-type="float" office:value="-4.11302194275155" calcext:value-type="float">
            <text:p>-4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014013" calcext:value-type="float">
            <text:p>0.014013</text:p>
          </table:table-cell>
          <table:table-cell table:formula="of:=100*(EXP([.C40])-1)" office:value-type="float" office:value="1.41116423041503" calcext:value-type="float">
            <text:p>1.4111642304</text:p>
          </table:table-cell>
          <table:table-cell office:value-type="float" office:value="-0.051" calcext:value-type="float">
            <text:p>-0.051</text:p>
          </table:table-cell>
          <table:table-cell table:style-name="ce2" table:formula="of:=100*(EXP([.E40])-1)" office:value-type="float" office:value="-4.9721329467573" calcext:value-type="float">
            <text:p>-4.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0.067" calcext:value-type="float">
            <text:p>-0.067</text:p>
          </table:table-cell>
          <table:table-cell table:style-name="ce2" table:formula="of:=100*(EXP([.E41])-1)" office:value-type="float" office:value="-6.48047986632234" calcext:value-type="float">
            <text:p>-6.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23" calcext:value-type="float">
            <text:p>0.023</text:p>
          </table:table-cell>
          <table:table-cell table:style-name="ce2" table:formula="of:=100*(EXP([.E42])-1)" office:value-type="float" office:value="2.32665395472176" calcext:value-type="float">
            <text:p>2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21" calcext:value-type="float">
            <text:p>0.021</text:p>
          </table:table-cell>
          <table:table-cell table:style-name="ce2" table:formula="of:=100*(EXP([.E43])-1)" office:value-type="float" office:value="2.12220516375285" calcext:value-type="float">
            <text:p>2.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100*(EXP([.E44])-1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100*(EXP([.E45])-1)" office:value-type="float" office:value="0" calcext:value-type="float">
            <text:p>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7:57:20.126492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8:15:43.325350889</dc:date>
    <meta:editing-duration>PT12H30M14S</meta:editing-duration>
    <meta:editing-cycles>10</meta:editing-cycles>
    <meta:generator>LibreOffice/5.0.3.2$Linux_X86_64 LibreOffice_project/00m0$Build-2</meta:generator>
    <meta:document-statistic meta:table-count="1" meta:cell-count="280" meta:object-count="0"/>
  </office:meta>
</office:document-meta>
</file>